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Долгор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Дондог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Дорж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Дулам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Думаа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Гэндэн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Гантулга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Ганбат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Гомбосүрэн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Гаадамба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8:27:54.312349000</meta:creation-date>
    <dc:date>2025-09-12T18:39:00.563021000</dc:date>
    <meta:editing-duration>PT41S</meta:editing-duration>
    <meta:editing-cycles>1</meta:editing-cycles>
    <meta:document-statistic meta:table-count="1" meta:cell-count="20" meta:object-count="0"/>
    <meta:generator>LibreOffice/25.8.1.1$MacOSX_AARCH64 LibreOffice_project/54047653041915e595ad4e45cccea684809c77b5</meta:generator>
  </office:meta>
</office:document-meta>
</file>